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344a9" officeooo:paragraph-rsid="001344a9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6pt" fo:font-weight="bold" officeooo:rsid="001344a9" officeooo:paragraph-rsid="001344a9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</text:p>
      <text:p text:style-name="P1"/>
      <text:list xml:id="list2905874022" text:style-name="L1">
        <text:list-item>
          <text:p text:style-name="P2"><text:a xlink:type="simple" xlink:href="https://www.cs.cmu.edu/~ckingsf/bioinfo-lectures/kdtrees.pdf" text:style-name="Internet_20_link" text:visited-style-name="Visited_20_Internet_20_Link">https://www.cs.cmu.edu/~ckingsf/bioinfo-lectures/kdtrees.pdf</text:a></text:p>
        </text:list-item>
        <text:list-item>
          <text:p text:style-name="P2"><text:a xlink:type="simple" xlink:href="https://en.wikipedia.org/wiki/K-d_tree" text:style-name="Internet_20_link" text:visited-style-name="Visited_20_Internet_20_Link">https://en.wikipedia.org/wiki/K-d_tree</text:a></text:p>
        </text:list-item>
        <text:list-item>
          <text:p text:style-name="P2"><text:a xlink:type="simple" xlink:href="https://www.datasciencecentral.com/profiles/blogs/implementing-kd-tree-for-fast-range-search-nearest-neighbor" text:style-name="Internet_20_link" text:visited-style-name="Visited_20_Internet_20_Link">https://www.datasciencecentral.com/profiles/blogs/implementing-kd-tree-for-fast-range-search-nearest-neighbor</text:a>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4:33:15.155691214</meta:creation-date>
    <dc:date>2018-11-16T14:37:41.321154447</dc:date>
    <meta:editing-duration>PT4M32S</meta:editing-duration>
    <meta:editing-cycles>1</meta:editing-cycles>
    <meta:document-statistic meta:table-count="0" meta:image-count="0" meta:object-count="0" meta:page-count="1" meta:paragraph-count="5" meta:word-count="8" meta:character-count="221" meta:non-whitespace-character-count="221"/>
    <meta:generator>LibreOffice/6.0.6.2$Linux_X86_64 LibreOffice_project/00m0$Build-2</meta:generator>
  </office:meta>
</office:document-meta>
</file>